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Ubuntu"/>
    </style:style>
    <style:style style:name="P2" style:family="paragraph" style:parent-style-name="Standard" style:list-style-name="L1"/>
    <style:style style:name="P3" style:family="paragraph" style:parent-style-name="Standard">
      <style:text-properties style:font-name="Ubuntu"/>
    </style:style>
    <style:style style:name="P4" style:family="paragraph" style:parent-style-name="Standard" style:list-style-name="L1">
      <style:text-properties style:font-name="Ubuntu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bert Boyd</text:p>
      <text:p text:style-name="P1">CS 240 </text:p>
      <text:p text:style-name="P1">Final Project Readme</text:p>
      <text:p text:style-name="P1"/>
      <text:p text:style-name="P1"/>
      <text:p text:style-name="P1"><text:tab/>For my final project I made a clone of the classic Space Invaders game. I wrote the game in CPP and utilized the QT graphics library for my GUI and animations. </text:p>
      <text:p text:style-name="P1"/>
      <text:list xml:id="list235664218" text:style-name="L1">
        <text:list-item>
          <text:p text:style-name="P4">Features </text:p>
          <text:list>
            <text:list-item>
              <text:p text:style-name="P4">Multiple Inheritance in custom classes</text:p>
            </text:list-item>
            <text:list-item>
              <text:p text:style-name="P4">Polymorphism</text:p>
            </text:list-item>
            <text:list-item>
              <text:p text:style-name="P4">Multiple threading</text:p>
            </text:list-item>
            <text:list-item>
              <text:p text:style-name="P4">Use of data structures</text:p>
            </text:list-item>
            <text:list-item>
              <text:p text:style-name="P4">Object Collision detection</text:p>
            </text:list-item>
          </text:list>
        </text:list-item>
      </text:list>
      <text:p text:style-name="P1"/>
      <text:p text:style-name="P1">You may download QT at <text:a xlink:type="simple" xlink:href="http://qt.nokia.com/downloads">http://qt.nokia.com/downloads</text:a>. Once you have it installed you may compile with the following terminal commands</text:p>
      <text:p text:style-name="P1"/>
      <text:p text:style-name="P1"><text:tab/>qmake -project</text:p>
      <text:p text:style-name="P1"><text:tab/>qmake</text:p>
      <text:p text:style-name="P1"><text:tab/>make</text:p>
      <text:p text:style-name="P1"/>
      <text:p text:style-name="P1">This will create the necessary runtime files along with an executable named aftere the parent directory.</text:p>
      <text:p text:style-name="P1"/>
      <text:list xml:id="list356244646" text:continue-numbering="true" text:style-name="L1">
        <text:list-item>
          <text:p text:style-name="P4">Submission consists of </text:p>
          <text:list>
            <text:list-item>
              <text:p text:style-name="P4">sprite.h <text:s text:c="15"/></text:p>
              <text:list>
                <text:list-item>
                  <text:p text:style-name="P4">all moving objects are sprites</text:p>
                </text:list-item>
                <text:list-item>
                  <text:p text:style-name="P4">sprite is a polymorphic multiple inherited class</text:p>
                </text:list-item>
              </text:list>
            </text:list-item>
            <text:list-item>
              <text:p text:style-name="P4">sprite.cpp</text:p>
              <text:p text:style-name="P4"/>
            </text:list-item>
            <text:list-item>
              <text:p text:style-name="P4">gameboard.h</text:p>
              <text:list>
                <text:list-item>
                  <text:p text:style-name="P4">inherits QGraphicsScene</text:p>
                </text:list-item>
                <text:list-item>
                  <text:p text:style-name="P4">Enables movement and actions of the ship sprite and provides a scene to draw sprites on</text:p>
                </text:list-item>
              </text:list>
            </text:list-item>
            <text:list-item>
              <text:p text:style-name="P4">gameboard.cpp</text:p>
              <text:p text:style-name="P4"/>
            </text:list-item>
            <text:list-item>
              <text:p text:style-name="P4">main.cpp</text:p>
            </text:list-item>
          </text:list>
        </text:list-item>
      </text:list>
      <text:p text:style-name="P1"/>
      <text:p text:style-name="P1"/>
      <text:list xml:id="list1042300300" text:continue-numbering="true" text:style-name="L1">
        <text:list-item>
          <text:list>
            <text:list-header>
              <text:p text:style-name="P2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athan Boyd</meta:initial-creator>
    <meta:creation-date>2011-04-28T22:52:16</meta:creation-date>
    <dc:date>2011-04-28T23:39:45</dc:date>
    <dc:creator>Nathan Boyd</dc:creator>
    <meta:editing-duration>PT19M30S</meta:editing-duration>
    <meta:editing-cycles>13</meta:editing-cycles>
    <meta:generator>LibreOffice/3.3$Unix LibreOffice_project/330m19$Build-8</meta:generator>
    <meta:document-statistic meta:table-count="0" meta:image-count="0" meta:object-count="0" meta:page-count="1" meta:paragraph-count="25" meta:word-count="147" meta:character-count="880"/>
  </office:meta>
</office:document-meta>
</file>